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CMMI10" svg:font-family="CMMI10" style:font-family-generic="roman" style:font-pitch="variable"/>
    <style:font-face style:name="CMSS10" svg:font-family="CMSS10" style:font-family-generic="roman" style:font-pitch="variable"/>
    <style:font-face style:name="CMSSI10" svg:font-family="CMSSI10" style:font-family-generic="roman" style:font-pitch="variable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Unicode MS"/>
    </style:style>
    <style:style style:name="P2" style:family="paragraph" style:parent-style-name="Standard">
      <style:paragraph-properties fo:text-align="start" style:justify-single-word="false"/>
      <style:text-properties style:font-name="Arial Unicode MS"/>
    </style:style>
    <style:style style:name="P3" style:family="paragraph" style:parent-style-name="Standard">
      <style:paragraph-properties fo:text-align="start" style:justify-single-word="false"/>
      <style:text-properties style:font-name="Arial Unicode MS" officeooo:paragraph-rsid="001bbd15"/>
    </style:style>
    <style:style style:name="P4" style:family="paragraph" style:parent-style-name="Standard">
      <style:text-properties style:font-name="Arial Unicode MS" officeooo:rsid="0020cca5" officeooo:paragraph-rsid="0020cca5" style:font-size-asian="10.5pt"/>
    </style:style>
    <style:style style:name="P5" style:family="paragraph" style:parent-style-name="Standard">
      <style:text-properties officeooo:paragraph-rsid="0020cca5"/>
    </style:style>
    <style:style style:name="T1" style:family="text">
      <style:text-properties style:font-name="CMSSI10" fo:font-size="11pt" style:font-size-asian="11pt"/>
    </style:style>
    <style:style style:name="T2" style:family="text">
      <style:text-properties style:font-name="CMSS10" fo:font-size="11pt" style:font-size-asian="11pt"/>
    </style:style>
    <style:style style:name="T3" style:family="text">
      <style:text-properties style:font-name="CMSS10" fo:font-size="11pt" officeooo:rsid="00170a7c" style:font-size-asian="11pt"/>
    </style:style>
    <style:style style:name="T4" style:family="text">
      <style:text-properties style:font-name="CMSS10" fo:font-size="11pt" officeooo:rsid="00178ee5" style:font-size-asian="11pt"/>
    </style:style>
    <style:style style:name="T5" style:family="text">
      <style:text-properties style:font-name="CMSS10" fo:font-size="11pt" officeooo:rsid="00183bf5" style:font-size-asian="11pt"/>
    </style:style>
    <style:style style:name="T6" style:family="text">
      <style:text-properties style:font-name="CMSS10" fo:font-size="11pt" officeooo:rsid="001b17e8" style:font-size-asian="11pt"/>
    </style:style>
    <style:style style:name="T7" style:family="text">
      <style:text-properties style:font-name="CMSS10" fo:font-size="11pt" officeooo:rsid="001bbd15" style:font-size-asian="11pt"/>
    </style:style>
    <style:style style:name="T8" style:family="text">
      <style:text-properties style:font-name="CMSS10" fo:font-size="10pt" style:font-size-asian="10pt"/>
    </style:style>
    <style:style style:name="T9" style:family="text">
      <style:text-properties style:font-name="CMSY10" fo:font-size="11pt" style:font-size-asian="11pt"/>
    </style:style>
    <style:style style:name="T10" style:family="text">
      <style:text-properties style:font-name="CMSY10" fo:font-size="11pt" officeooo:rsid="00170a7c" style:font-size-asian="11pt"/>
    </style:style>
    <style:style style:name="T11" style:family="text">
      <style:text-properties style:font-name="CMSY10" fo:font-size="11pt" officeooo:rsid="00183bf5" style:font-size-asian="11pt"/>
    </style:style>
    <style:style style:name="T12" style:family="text">
      <style:text-properties style:font-name="CMSY10" fo:font-size="11pt" officeooo:rsid="001b17e8" style:font-size-asian="11pt"/>
    </style:style>
    <style:style style:name="T13" style:family="text">
      <style:text-properties style:font-name="CMSY10" fo:font-size="11pt" officeooo:rsid="001bbd15" style:font-size-asian="11pt"/>
    </style:style>
    <style:style style:name="T14" style:family="text">
      <style:text-properties style:font-name="CMSY10" fo:font-size="11pt" officeooo:rsid="0020cca5" style:font-size-asian="11pt"/>
    </style:style>
    <style:style style:name="T15" style:family="text">
      <style:text-properties style:font-name="CMSY10" fo:font-size="10pt" style:font-size-asian="10pt"/>
    </style:style>
    <style:style style:name="T16" style:family="text">
      <style:text-properties style:font-name="CMSY10" fo:font-size="10pt" officeooo:rsid="0018df26" style:font-size-asian="10pt"/>
    </style:style>
    <style:style style:name="T17" style:family="text">
      <style:text-properties style:font-name="CMSY10" fo:font-size="10pt" officeooo:rsid="001a9ee4" style:font-size-asian="10pt"/>
    </style:style>
    <style:style style:name="T18" style:family="text">
      <style:text-properties style:font-name="CMMI10" fo:font-size="11pt" style:font-size-asian="11pt"/>
    </style:style>
    <style:style style:name="T19" style:family="text">
      <style:text-properties style:font-name="CMMI10" fo:font-size="10pt" style:font-size-asian="10pt"/>
    </style:style>
    <style:style style:name="T20" style:family="text">
      <style:text-properties fo:font-size="11pt" style:font-size-asian="11pt"/>
    </style:style>
    <style:style style:name="T21" style:family="text">
      <style:text-properties fo:font-size="11pt" officeooo:rsid="00183bf5" style:font-size-asian="11pt"/>
    </style:style>
    <style:style style:name="T22" style:family="text">
      <style:text-properties fo:font-size="11pt" officeooo:rsid="00170a7c" style:font-size-asian="11pt"/>
    </style:style>
    <style:style style:name="T23" style:family="text">
      <style:text-properties fo:font-size="11pt" officeooo:rsid="00178ee5" style:font-size-asian="11pt"/>
    </style:style>
    <style:style style:name="T24" style:family="text">
      <style:text-properties fo:font-size="11pt" officeooo:rsid="001b17e8" style:font-size-asian="11pt"/>
    </style:style>
    <style:style style:name="T25" style:family="text">
      <style:text-properties fo:font-size="11pt" officeooo:rsid="001bbd15" style:font-size-asian="11pt"/>
    </style:style>
    <style:style style:name="T26" style:family="text">
      <style:text-properties fo:font-size="10pt" style:font-size-asian="10pt"/>
    </style:style>
    <style:style style:name="T27" style:family="text">
      <style:text-properties fo:font-size="10pt" officeooo:rsid="0018df26" style:font-size-asian="10pt"/>
    </style:style>
    <style:style style:name="T28" style:family="text">
      <style:text-properties fo:font-size="10pt" officeooo:rsid="001a9ee4" style:font-size-asian="10pt"/>
    </style:style>
    <style:style style:name="T29" style:family="text">
      <style:text-properties style:font-name="Arial Unicode MS" fo:font-size="11pt" style:font-size-asian="11pt"/>
    </style:style>
    <style:style style:name="T30" style:family="text">
      <style:text-properties style:font-name="Arial Unicode MS" fo:font-size="11pt" officeooo:rsid="0020cca5" style:font-size-asian="11pt"/>
    </style:style>
    <style:style style:name="T31" style:family="text">
      <style:text-properties style:font-name="Arial Unicode MS" officeooo:rsid="0020cca5" style:font-size-asian="10.5pt"/>
    </style:style>
    <style:style style:name="T32" style:family="text">
      <style:text-properties style:font-name="Arial Unicode MS1" officeooo:rsid="0020cca5" style:font-size-asian="10.5pt"/>
    </style:style>
    <style:style style:name="T33" style:family="text">
      <style:text-properties officeooo:rsid="0020cca5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0">Querying relations</text:span></text:p>
      <text:p text:style-name="P2"><text:span text:style-name="T20"/></text:p>
      <text:p text:style-name="P2"><text:span text:style-name="T20">Projection : Give department names </text:span><text:span text:style-name="T21">=</text:span><text:span text:style-name="T20"> </text:span><text:span text:style-name="T22">{</text:span><text:span text:style-name="T20">&lt;Toys&gt;, &lt;Furniture&gt;, &lt;Garden&gt;</text:span><text:span text:style-name="T22">}</text:span></text:p>
      <text:p text:style-name="P2"><text:span text:style-name="T22"/></text:p>
      <text:p text:style-name="P2"><text:span text:style-name="T20">Sel</text:span><text:span text:style-name="T23">ection : </text:span><text:span text:style-name="T20">Give employees who earn more than 120 </text:span><text:span text:style-name="T21">=</text:span><text:span text:style-name="T22">{</text:span><text:span text:style-name="T20">&lt;John, 120, Randwick, Toys&gt;, &lt;Mary, 130, Wollongong, Furniture&gt;, &lt;Tom, 120, Botany Bay, Toys&gt;</text:span><text:span text:style-name="T22">}</text:span></text:p>
      <text:p text:style-name="P2"><text:span text:style-name="T22"/></text:p>
      <text:p text:style-name="P2"><text:span text:style-name="T20">Selection + projection: what is Tom's address? </text:span><text:span text:style-name="T21">=</text:span><text:span text:style-name="T20"> </text:span><text:span text:style-name="T22">{</text:span><text:span text:style-name="T20">&lt;Botany Bay&gt;</text:span><text:span text:style-name="T22">}</text:span></text:p>
      <text:p text:style-name="P2"><text:span text:style-name="T22"/></text:p>
      <text:p text:style-name="P2"><text:span text:style-name="T20">Aggregation: how many employees are in the Toys department? </text:span><text:span text:style-name="T21">= </text:span><text:span text:style-name="T22">{</text:span><text:span text:style-name="T20">&lt;2&gt;</text:span><text:span text:style-name="T22">}</text:span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>Cartesian product of sets (denoted X):</text:span></text:p>
      <text:p text:style-name="P2"><text:span text:style-name="T26">G X A =</text:span><text:span text:style-name="T27">{</text:span><text:span text:style-name="T26"> &lt;1,'Furniture'&gt;, &lt;1,'Toys'&gt;, &lt;1,'Garden'&gt;, &lt;3,'Furniture'&gt;, &lt;3,'Toys'&gt;, &lt;3,'Garden'&gt;, &lt;5,'Furniture'&gt;, &lt;5,'Toys'&gt;, &lt;5,'Garden'&gt;, &lt;6,'Furniture'&gt;, &lt;6,'Toys'&gt;, &lt;6,'Garden'&gt; </text:span><text:span text:style-name="T28">}</text:span></text:p>
      <text:p text:style-name="P2"/>
      <text:p text:style-name="P5"><text:span text:style-name="T31">Intersection: {1, 3, 5, 6} \ f10, 5, 3, 9g = f5, 3g</text:span></text:p>
      <text:p text:style-name="P4"/>
      <text:p text:style-name="P4">Union:</text:p>
      <text:p text:style-name="P4">f1, 3, 5, 6g [ f10, 5, 3, 9g = f1, 5, 3, 6, 10, 9g</text:p>
      <text:p text:style-name="P4">Minus (asymetrical):</text:p>
      <text:p text:style-name="P4">f1, 3, 5, 6g 􀀀 f10, 5, 3, 9g = f1, 6g</text:p>
      <text:p text:style-name="P4">f10, 5, 3, 9g 􀀀 f1, 3, 5, 6g = f10, 9g</text:p>
      <text:p text:style-name="P4">Inclusion:</text:p>
      <text:p text:style-name="P4">f g # f10, 5, 3, 9g (f g is also denoted ;)</text:p>
      <text:p text:style-name="P4">f9, 10g # f10, 5, 3, 9g</text:p>
      <text:p text:style-name="P4">f9, 10g # f10, 5, 3, 9g</text:p>
      <text:p text:style-name="P4">f9, 10, 3, 5 g 6# f10, 5, 3, 9g</text:p>
      <text:p text:style-name="P4">f1, 9, 10, 3, 5, 7g 6# f10, 5, 3, 9g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oft-page-break/><text:span text:style-name="T20"/></text:p>
      <text:p text:style-name="P1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CMMI10" svg:font-family="CMMI10" style:font-family-generic="roman" style:font-pitch="variable"/>
    <style:font-face style:name="CMSS10" svg:font-family="CMSS10" style:font-family-generic="roman" style:font-pitch="variable"/>
    <style:font-face style:name="CMSSI10" svg:font-family="CMSSI10" style:font-family-generic="roman" style:font-pitch="variable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8:25:58.038000000</meta:creation-date>
    <dc:date>2015-09-13T22:11:49.382000000</dc:date>
    <meta:editing-duration>P1DT3H30M37S</meta:editing-duration>
    <meta:editing-cycles>11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19" meta:word-count="182" meta:character-count="949" meta:non-whitespace-character-count="786"/>
  </office:meta>
</office:document-meta>
</file>